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T4" style:parent-style-name="Policepardéfaut" style:family="text">
      <style:text-properties fo:color="#FF0000"/>
    </style:style>
    <style:style style:name="T5" style:parent-style-name="Policepardéfaut" style:family="text">
      <style:text-properties fo:background-color="#FFFF00"/>
    </style:style>
    <style:style style:name="T6" style:parent-style-name="Policepardéfaut" style:family="text">
      <style:text-properties fo:background-color="#FFFF00"/>
    </style:style>
    <style:style style:name="T7" style:parent-style-name="Policepardéfaut" style:family="text">
      <style:text-properties fo:background-color="#FFFF00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P9" style:parent-style-name="Normal" style:family="paragraph">
      <style:text-properties fo:font-weight="bold" style:font-weight-asian="bold" style:font-weight-complex="bold"/>
    </style:style>
    <style:style style:name="P10" style:parent-style-name="Normal" style:list-style-name="LFO1" style:family="paragraph"/>
    <style:style style:name="T11" style:parent-style-name="Policepardéfaut" style:family="text">
      <style:text-properties fo:font-weight="bold" style:font-weight-asian="bold" style:font-weight-complex="bold"/>
    </style:style>
    <style:style style:name="P12" style:parent-style-name="Normal" style:list-style-name="LFO1" style:family="paragraph"/>
    <style:style style:name="T13" style:parent-style-name="Policepardéfaut" style:family="text">
      <style:text-properties fo:font-weight="bold" style:font-weight-asian="bold" style:font-weight-complex="bold"/>
    </style:style>
    <style:style style:name="T14" style:parent-style-name="Policepardéfaut" style:family="text">
      <style:text-properties fo:font-weight="bold" style:font-weight-asian="bold" style:font-weight-complex="bold"/>
    </style:style>
    <style:style style:name="P15" style:parent-style-name="Normal" style:list-style-name="LFO1" style:family="paragraph"/>
    <style:style style:name="P16" style:parent-style-name="Normal" style:list-style-name="LFO1" style:family="paragraph"/>
    <style:style style:name="P17" style:parent-style-name="Normal" style:list-style-name="LFO1" style:family="paragraph"/>
    <style:style style:name="P18" style:parent-style-name="Normal" style:list-style-name="LFO1" style:family="paragraph"/>
    <style:style style:name="P19" style:parent-style-name="Normal" style:list-style-name="LFO1" style:family="paragraph"/>
    <style:style style:name="P20" style:parent-style-name="Normal" style:list-style-name="LFO1" style:family="paragraph"/>
    <style:style style:name="P21" style:parent-style-name="Normal" style:list-style-name="LFO1" style:family="paragraph"/>
    <style:style style:name="P22" style:parent-style-name="Normal" style:list-style-name="LFO1" style:family="paragraph"/>
    <style:style style:name="P23" style:parent-style-name="Normal" style:list-style-name="LFO1" style:family="paragraph"/>
    <style:style style:name="P24" style:parent-style-name="Normal" style:family="paragraph">
      <style:text-properties fo:font-weight="bold" style:font-weight-asian="bold" style:font-weight-complex="bold"/>
    </style:style>
    <style:style style:name="P25" style:parent-style-name="Normal" style:list-style-name="LFO2" style:family="paragraph"/>
    <style:style style:name="P26" style:parent-style-name="Normal" style:list-style-name="LFO2" style:family="paragraph"/>
    <style:style style:name="P27" style:parent-style-name="Normal" style:list-style-name="LFO2" style:family="paragraph"/>
    <style:style style:name="P28" style:parent-style-name="Normal" style:list-style-name="LFO2" style:family="paragraph"/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list-style-name="LFO3" style:family="paragraph"/>
    <style:style style:name="T31" style:parent-style-name="Policepardéfaut" style:family="text">
      <style:text-properties fo:font-weight="bold" style:font-weight-asian="bold" style:font-weight-complex="bold"/>
    </style:style>
    <style:style style:name="P32" style:parent-style-name="Normal" style:list-style-name="LFO3" style:family="paragraph"/>
    <style:style style:name="P33" style:parent-style-name="Normal" style:list-style-name="LFO3" style:family="paragraph"/>
    <style:style style:name="P34" style:parent-style-name="Normal" style:list-style-name="LFO3" style:family="paragraph"/>
    <style:style style:name="P35" style:parent-style-name="Normal" style:list-style-name="LFO3" style:family="paragraph"/>
    <style:style style:name="P36" style:parent-style-name="Normal" style:list-style-name="LFO3" style:family="paragraph"/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list-style-name="LFO4" style:family="paragraph"/>
    <style:style style:name="P39" style:parent-style-name="Normal" style:list-style-name="LFO4" style:family="paragraph"/>
    <style:style style:name="P40" style:parent-style-name="Normal" style:list-style-name="LFO4" style:family="paragraph"/>
    <style:style style:name="P41" style:parent-style-name="Normal" style:list-style-name="LFO4" style:family="paragraph"/>
    <style:style style:name="P42" style:parent-style-name="Normal" style:list-style-name="LFO4" style:family="paragraph"/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list-style-name="LFO5" style:family="paragraph"/>
    <style:style style:name="P45" style:parent-style-name="Normal" style:list-style-name="LFO5" style:family="paragraph"/>
    <style:style style:name="P46" style:parent-style-name="Normal" style:list-style-name="LFO5" style:family="paragraph"/>
    <style:style style:name="P47" style:parent-style-name="Normal" style:list-style-name="LFO5" style:family="paragraph"/>
    <style:style style:name="P48" style:parent-style-name="Normal" style:list-style-name="LFO5" style:family="paragraph"/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list-style-name="LFO6" style:family="paragraph"/>
    <style:style style:name="P51" style:parent-style-name="Normal" style:list-style-name="LFO6" style:family="paragraph"/>
    <style:style style:name="P52" style:parent-style-name="Normal" style:list-style-name="LFO6" style:family="paragraph"/>
    <style:style style:name="P53" style:parent-style-name="Normal" style:list-style-name="LFO6" style:family="paragraph"/>
    <style:style style:name="P54" style:parent-style-name="Normal" style:family="paragraph">
      <style:paragraph-properties fo:text-align="center"/>
      <style:text-properties style:font-name="Times New Roman" style:font-name-complex="Times New Roman"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family="graphic" style:name="a0">
      <style:graphic-properties draw:fill="solid" draw:fill-color="#374151" draw:opacity="100%" draw:stroke="none"/>
    </style:style>
  </office:automatic-styles>
  <office:body>
    <office:text text:use-soft-page-breaks="true">
      <text:p text:style-name="P1">Page 1 : Accueil (Version Mobile)</text:p>
      <text:p text:style-name="P3">Maquette Mobile</text:p>
      <text:p text:style-name="Normal">+-------------------------------------------------------------+</text:p>
      <text:p text:style-name="Normal">| <text:s text:c="24"/>[Logo] <text:s text:c="29"/></text:p>
      <text:p text:style-name="Normal">| <text:s text:c="6"/>[Menu hamburger] <text:s text:c="9"/>[Panier] <text:s text:c="2"/>[Se<text:s/>connecter] <text:s text:c="2"/>|</text:p>
      <text:p text:style-name="Normal">+-------------------------------------------------------------+</text:p>
      <text:p text:style-name="Normal">1 <text:s text:c="19"/>[Image pleine largeur] <text:s text:c="18"/>|</text:p>
      <text:p text:style-name="Normal">2 <text:s text:c="3"/>[Slogan place Holder : "Bienvenue sur notre ferme !"] <text:s text:c="4"/><text:span text:style-name="T4">(Apparu quand on passe le curseur au-dessus).</text:span></text:p>
      <text:p text:style-name="Normal">3 <text:s text:c="3"/>[Texte court invitant à découvrir la ferme] <text:s text:c="13"/>|</text:p>
      <text:p text:style-name="Normal">4 <text:s text:c="2"/>[Bouton "Découvrir nos activités"] <text:s text:c="22"/>|</text:p>
      <text:p text:style-name="Normal">+-------------------------------------------------------------+</text:p>
      <text:p text:style-name="Normal"><text:span text:style-name="T5">| <text:s text:c="3"/>[Section Aperçu des activités]</text:span><text:s text:c="27"/>|</text:p>
      <text:p text:style-name="Normal">1 <text:s text:c="3"/>[Carte activité 1] <text:s text:c="38"/>|</text:p>
      <text:p text:style-name="Normal">2 <text:s text:c="3"/>[Place Holder image] <text:s text:c="37"/>|</text:p>
      <text:p text:style-name="Normal">3 <text:s text:c="3"/>[Titre "Élevage"] <text:s text:c="39"/>|</text:p>
      <text:p text:style-name="Normal">4 <text:s text:c="3"/>[Description courte] <text:s text:c="36"/>|</text:p>
      <text:p text:style-name="Normal">5<text:s/><text:s text:c="3"/>[Bouton "En savoir plus"] <text:s text:c="31"/>|</text:p>
      <text:p text:style-name="Normal">| <text:s text:c="60"/>|</text:p>
      <text:p text:style-name="Normal">| <text:s text:c="3"/>[Carte activité 2] <text:s text:c="38"/>|</text:p>
      <text:p text:style-name="Normal">| <text:s text:c="3"/>[Place Holder image] <text:s text:c="37"/>|</text:p>
      <text:p text:style-name="Normal">| <text:s text:c="3"/>[Titre "Agriculture"] <text:s text:c="35"/>|</text:p>
      <text:p text:style-name="Normal">| <text:s text:c="3"/>[Description courte] <text:s text:c="36"/>|</text:p>
      <text:p text:style-name="Normal">| <text:s text:c="3"/>[Bouton "En savoir plus"] <text:s text:c="31"/>|</text:p>
      <text:p text:style-name="Normal">| <text:s text:c="60"/>|</text:p>
      <text:p text:style-name="Normal">| <text:s text:c="3"/>[Carte activité 3] <text:s text:c="38"/>|</text:p>
      <text:p text:style-name="Normal">| <text:s text:c="3"/>[Place Holder image] <text:s text:c="37"/>|</text:p>
      <text:p text:style-name="Normal">| <text:s text:c="3"/>[Titre "Ateliers &amp; Visites"] <text:s text:c="28"/>|</text:p>
      <text:p text:style-name="Normal">| <text:s text:c="3"/>[Description courte] <text:s text:c="36"/>|</text:p>
      <text:p text:style-name="Normal">| <text:s text:c="3"/>[Bouton "En savoir plus"] <text:s text:c="31"/>|</text:p>
      <text:p text:style-name="Normal">+-------------------------------------------------------------+</text:p>
      <text:p text:style-name="Normal"><text:span text:style-name="T6">| <text:s text:c="3"/>[Section Témoignages]</text:span><text:s text:c="36"/>|</text:p>
      <text:p text:style-name="Normal">| <text:s text:c="3"/>[Avatar placeholder] <text:s text:c="36"/>|</text:p>
      <text:p text:style-name="Normal">| <text:s text:c="3"/>[Nom utilisateur] <text:s text:c="39"/>|</text:p>
      <text:p text:style-name="Normal">| <text:s text:c="3"/>[Texte témoignage placeholder] <text:s text:c="26"/>|</text:p>
      <text:p text:style-name="Normal">+-------------------------------------------------------------+</text:p>
      <text:p text:style-name="Normal"><text:span text:style-name="T7">| <text:s text:c="3"/>[Section Nouveautés]</text:span><text:s text:c="37"/>|</text:p>
      <text:p text:style-name="Normal">| <text:s text:c="3"/>[Image placeholder] <text:s text:c="37"/>|</text:p>
      <text:p text:style-name="Normal">| <text:s text:c="3"/>[Titre "Nouveauté"] <text:s text:c="37"/>|</text:p>
      <text:p text:style-name="Normal">| <text:s text:c="3"/>[Description courte] <text:s text:c="36"/>|</text:p>
      <text:p text:style-name="Normal">| <text:s text:c="3"/>[Bouton "Lire plus"] <text:s text:c="36"/>|</text:p>
      <text:p text:style-name="Normal">+-------------------------------------------------------------+</text:p>
      <text:p text:style-name="Normal">| <text:s text:c="20"/>[Pied de page avec liens] <text:s text:c="14"/>|</text:p>
      <text:p text:style-name="Normal">| <text:s text:c="3"/>[Liens rapides vers sections clés] <text:s text:c="22"/>|</text:p>
      <text:p text:style-name="Normal">| <text:s text:c="3"/>[Réseaux sociaux icons] <text:s text:c="33"/>|</text:p>
      <text:p text:style-name="Normal">| <text:s text:c="3"/>[Informations légales] <text:s text:c="34"/>|</text:p>
      <text:p text:style-name="Normal">+-------------------------------------------------------------+| <text:s text:c="3"/></text:p>
      <text:p text:style-name="Normal">[Texte court invitant à découvrir la ferme] <text:s text:c="13"/>|</text:p>
      <text:p text:style-name="Normal">| <text:s text:c="3"/>[Bouton "Découvrir nos activités"]<text:s/><text:s text:c="22"/>|</text:p>
      <text:p text:style-name="Normal">| <text:s text:c="60"/>|</text:p>
      <text:p text:style-name="Normal">+----------/////////////////////////////////////////////////////////////////////////////////----------------+</text:p>
      <text:p text:style-name="Normal">+-------------------------------------------------------------+</text:p>
      <text:p text:style-name="Normal">| <text:s text:c="20"/>[Pied de page avec liens] <text:s text:c="14"/>|</text:p>
      <text:p text:style-name="Normal">| <text:s text:c="3"/>[Liens rapides vers sections clés] <text:s text:c="22"/>|</text:p>
      <text:p text:style-name="Normal">| <text:s text:c="3"/>[Réseaux sociaux icons] <text:s text:c="33"/>|</text:p>
      <text:p text:style-name="Normal">| <text:s text:c="3"/>[Informations légales] <text:s text:c="34"/>|</text:p>
      <text:p text:style-name="Normal">+-------------------------------------------------------------+</text:p>
      <text:p text:style-name="Normal"><draw:custom-shape svg:x="0in" svg:y="0in" svg:width="0in" svg:height="0in" draw:id="id0" draw:style-name="a0" draw:name="Horizontal Line 7" text:anchor-type="as-char"><svg:title/><svg:desc/><draw:enhanced-geometry draw:type="non-primitive" svg:viewBox="0 0 21600 21600" draw:enhanced-path="M 0 0 L 21600 0 21600 21600 0 21600 Z N"/></draw:custom-shape></text:p>
      <text:p text:style-name="P8">Explications Détaillées pour Version Mobile</text:p>
      <text:p text:style-name="P9">1. En-tête</text:p>
      <text:list text:style-name="LFO1" text:continue-numbering="true">
        <text:list-item>
          <text:p text:style-name="P10"><text:span text:style-name="T11">Logo<text:s/></text:span>: Placez le logo de votre ferme dans le coin supérieur gauche.</text:p>
        </text:list-item>
        <text:list-item>
          <text:p text:style-name="P12"><text:span text:style-name="T13">Menu Hamburger<text:s/></text:span>: Utilisez un icône "hamburger" (<text:span text:style-name="T14">≡</text:span>) pour afficher un menu déroulant contenant les liens principaux :</text:p>
          <text:list text:continue-numbering="true">
            <text:list-item>
              <text:p text:style-name="P15">Accueil</text:p>
            </text:list-item>
            <text:list-item>
              <text:p text:style-name="P16">Nos Activités</text:p>
            </text:list-item>
            <text:list-item>
              <text:p text:style-name="P17">Produits</text:p>
            </text:list-item>
            <text:list-item>
              <text:p text:style-name="P18">Boutique</text:p>
            </text:list-item>
            <text:list-item>
              <text:p text:style-name="P19">Contact</text:p>
            </text:list-item>
            <text:list-item>
              <text:p text:style-name="P20">Blog</text:p>
            </text:list-item>
            <text:list-item>
              <text:p text:style-name="P21">Panier</text:p>
            </text:list-item>
            <text:list-item>
              <text:p text:style-name="P22">Se connecter</text:p>
            </text:list-item>
          </text:list>
        </text:list-item>
        <text:list-item>
          <text:p text:style-name="P23">Ce menu doit être facilement accessible en un clic.</text:p>
        </text:list-item>
      </text:list>
      <text:p text:style-name="P24">2. Section Hero (Image pleine largeur)</text:p>
      <text:list text:style-name="LFO2" text:continue-numbering="true">
        <text:list-item>
          <text:p text:style-name="P25">L'image doit occuper toute la largeur de l'écran pour un impact visuel maximal.</text:p>
        </text:list-item>
        <text:list-item>
          <text:p text:style-name="P26">Simplifiez le texte :</text:p>
          <text:list text:continue-numbering="true">
            <text:list-item>
              <text:p text:style-name="P27">Un slogan court et percutant ("Bienvenue sur notre ferme !").</text:p>
            </text:list-item>
            <text:list-item>
              <text:p text:style-name="P28">Un bouton principal "Découvrir nos activités" qui redirige vers la page "Nos Activités".</text:p>
            </text:list-item>
          </text:list>
        </text:list-item>
      </text:list>
      <text:p text:style-name="P29">3. Section Aperçu des Activités</text:p>
      <text:list text:style-name="LFO3" text:continue-numbering="true">
        <text:list-item>
          <text:p text:style-name="P30">Affichez chaque carte activité en<text:s/><text:span text:style-name="T31">pleine largeur<text:s/></text:span>, une par une, pour éviter la surcharge visuelle.</text:p>
        </text:list-item>
        <text:list-item>
          <text:p text:style-name="P32">Chaque carte contient :</text:p>
          <text:list text:continue-numbering="true">
            <text:list-item>
              <text:p text:style-name="P33">Une image représentative.</text:p>
            </text:list-item>
            <text:list-item>
              <text:p text:style-name="P34">Un titre (ex. "Élevage").</text:p>
            </text:list-item>
            <text:list-item>
              <text:p text:style-name="P35">Une description courte (1-2 lignes).</text:p>
            </text:list-item>
            <text:list-item>
              <text:p text:style-name="P36">Un bouton "En savoir plus" pour<text:s/>rediriger vers la page correspondante.</text:p>
            </text:list-item>
          </text:list>
        </text:list-item>
      </text:list>
      <text:p text:style-name="P37">4. Section Témoignages</text:p>
      <text:list text:style-name="LFO4" text:continue-numbering="true">
        <text:list-item>
          <text:p text:style-name="P38">Présentez un seul témoignage à la fois, avec :</text:p>
          <text:list text:continue-numbering="true">
            <text:list-item>
              <text:p text:style-name="P39">Une photo ou avatar de l'utilisateur.</text:p>
            </text:list-item>
            <text:list-item>
              <text:p text:style-name="P40">Le nom de l'utilisateur.</text:p>
            </text:list-item>
            <text:list-item>
              <text:p text:style-name="P41">Le texte du témoignage.</text:p>
            </text:list-item>
          </text:list>
        </text:list-item>
        <text:list-item>
          <text:p text:style-name="P42">Ajoutez un bouton ou une flèche pour faire défiler les autres témoignages.</text:p>
        </text:list-item>
      </text:list>
      <text:p text:style-name="P43">5. Section Nouveautés</text:p>
      <text:list text:style-name="LFO5" text:continue-numbering="true">
        <text:list-item>
          <text:p text:style-name="P44">Affichez une seule nouveauté à la fois, avec :</text:p>
          <text:list text:continue-numbering="true">
            <text:list-item>
              <text:p text:style-name="P45">Une image illustrative.</text:p>
            </text:list-item>
            <text:list-item>
              <text:p text:style-name="P46">Un titre engageant.</text:p>
            </text:list-item>
            <text:list-item>
              <text:p text:style-name="P47">Une description courte.</text:p>
            </text:list-item>
            <text:list-item>
              <text:p text:style-name="P48">Un bouton "Lire plus" pour en savoir davantage.</text:p>
            </text:list-item>
          </text:list>
        </text:list-item>
      </text:list>
      <text:p text:style-name="P49">6. Pied de Page</text:p>
      <text:list text:style-name="LFO6" text:continue-numbering="true">
        <text:list-item>
          <text:p text:style-name="P50">Simplifiez le pied de page en réduisant les éléments :</text:p>
          <text:list text:continue-numbering="true">
            <text:list-item>
              <text:p text:style-name="P51">Incluez uniquement les liens les plus importants (Accueil, Contact, Mentions légales).</text:p>
            </text:list-item>
            <text:list-item>
              <text:p text:style-name="P52">Ajoutez des icônes de réseaux sociaux.</text:p>
            </text:list-item>
            <text:list-item>
              <text:p text:style-name="P53">Placez les informations légales en bas.</text:p>
            </text:list-item>
          </text:list>
        </text:list-item>
      </text:lis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>Code Html  et CSS:</text:p>
      <text:p text:style-name="Normal">&lt;!DOCTYPE html&gt;</text:p>
      <text:p text:style-name="Normal">&lt;html lang="fr"&gt;</text:p>
      <text:p text:style-name="Normal">&lt;head&gt;</text:p>
      <text:p text:style-name="Normal"><text:s text:c="2"/>&lt;meta charset="UTF-8"&gt;</text:p>
      <text:p text:style-name="Normal"><text:s text:c="2"/>&lt;meta name="viewport" content="width=device-width, initial-scale=1.0"&gt;</text:p>
      <text:p text:style-name="Normal"><text:s text:c="2"/>&lt;title&gt;Ferme Agricole Multifonctionnelle&lt;/title&gt;</text:p>
      <text:p text:style-name="Normal"><text:s text:c="2"/>&lt;style&gt;</text:p>
      <text:p text:style-name="Normal"><text:s text:c="4"/>/* Styles mobile-first */</text:p>
      <text:p text:style-name="Normal"><text:s text:c="4"/>body {</text:p>
      <text:p text:style-name="Normal"><text:s text:c="6"/>font-family: Arial, sans-serif;</text:p>
      <text:p text:style-name="Normal"><text:s text:c="6"/>margin: 0;</text:p>
      <text:p text:style-name="Normal"><text:s text:c="6"/>padding: 0;</text:p>
      <text:p text:style-name="Normal"><text:s text:c="4"/>}</text:p>
      <text:p text:style-name="Normal"><text:s text:c="4"/>header {</text:p>
      <text:p text:style-name="Normal"><text:s text:c="6"/>display: flex;</text:p>
      <text:p text:style-name="Normal"><text:s text:c="6"/>justify-content: space-between;</text:p>
      <text:p text:style-name="Normal"><text:s text:c="6"/>align-items: center;</text:p>
      <text:p text:style-name="Normal"><text:s text:c="6"/>padding: 10px;</text:p>
      <text:p text:style-name="Normal"><text:s text:c="6"/>background-color: #f8f9fa;</text:p>
      <text:p text:style-name="Normal"><text:s text:c="4"/>}</text:p>
      <text:p text:style-name="Normal"><text:s text:c="4"/>.logo {</text:p>
      <text:p text:style-name="Normal"><text:s text:c="6"/>font-size: 18px;</text:p>
      <text:p text:style-name="Normal"><text:s text:c="6"/>font-weight: bold;</text:p>
      <text:p text:style-name="Normal"><text:s text:c="4"/>}</text:p>
      <text:p text:style-name="Normal"><text:s text:c="4"/>.menu {</text:p>
      <text:p text:style-name="Normal"><text:s text:c="6"/>display: none;</text:p>
      <text:p text:style-name="Normal"><text:s text:c="4"/>}</text:p>
      <text:p text:style-name="Normal"><text:s text:c="4"/>.menu-hamburger {</text:p>
      <text:p text:style-name="Normal"><text:s text:c="6"/>cursor: pointer;</text:p>
      <text:p text:style-name="Normal"><text:s text:c="4"/>}</text:p>
      <text:p text:style-name="Normal"><text:s text:c="4"/>.hero {</text:p>
      <text:p text:style-name="Normal"><text:s text:c="6"/>text-align: center;</text:p>
      <text:p text:style-name="Normal"><text:s text:c="6"/>padding: 20px;</text:p>
      <text:p text:style-name="Normal"><text:s text:c="4"/>}</text:p>
      <text:p text:style-name="Normal"><text:s text:c="4"/>.activities {</text:p>
      <text:p text:style-name="Normal"><text:s text:c="6"/>padding: 10px;</text:p>
      <text:p text:style-name="Normal"><text:s text:c="4"/>}</text:p>
      <text:p text:style-name="Normal"><text:s text:c="4"/>.activity-card {</text:p>
      <text:p text:style-name="Normal"><text:s text:c="6"/>margin-bottom: 20px;</text:p>
      <text:p text:style-name="Normal"><text:s text:c="6"/>text-align: center;</text:p>
      <text:p text:style-name="Normal"><text:s text:c="4"/>}</text:p>
      <text:p text:style-name="Normal"><text:s text:c="4"/>.testimonials {</text:p>
      <text:p text:style-name="Normal"><text:s text:c="6"/>padding: 10px;</text:p>
      <text:p text:style-name="Normal"><text:s text:c="6"/>text-align: center;</text:p>
      <text:p text:style-name="Normal"><text:s text:c="4"/>}</text:p>
      <text:p text:style-name="Normal"><text:s text:c="4"/>.news {</text:p>
      <text:p text:style-name="Normal"><text:s text:c="6"/>padding: 10px;</text:p>
      <text:p text:style-name="Normal"><text:s text:c="6"/>text-align: center;</text:p>
      <text:p text:style-name="Normal"><text:s text:c="4"/>}</text:p>
      <text:p text:style-name="Normal"><text:s text:c="4"/>footer {</text:p>
      <text:p text:style-name="Normal"><text:s text:c="6"/>text-align: center;</text:p>
      <text:p text:style-name="Normal"><text:s text:c="6"/>padding: 10px;</text:p>
      <text:p text:style-name="Normal"><text:s text:c="6"/>background-color: #f8f9fa;</text:p>
      <text:p text:style-name="Normal"><text:s text:c="4"/>}</text:p>
      <text:p text:style-name="Normal"><text:s text:c="4"/>@media (min-width: 768px) {</text:p>
      <text:p text:style-name="Normal"><text:s text:c="6"/>/* Styles pour tablettes et desktop */</text:p>
      <text:p text:style-name="Normal"><text:s text:c="6"/>.menu {</text:p>
      <text:p text:style-name="Normal"><text:s text:c="8"/>display: flex;</text:p>
      <text:p text:style-name="Normal"><text:s text:c="6"/>}</text:p>
      <text:p text:style-name="Normal"><text:s text:c="6"/>.menu-hamburger {</text:p>
      <text:p text:style-name="Normal"><text:s text:c="8"/>display: none;</text:p>
      <text:p text:style-name="Normal"><text:s text:c="6"/>}</text:p>
      <text:p text:style-name="Normal"><text:s text:c="4"/>}</text:p>
      <text:p text:style-name="Normal"><text:s text:c="2"/>&lt;/style&gt;</text:p>
      <text:p text:style-name="Normal">&lt;/head&gt;</text:p>
      <text:p text:style-name="Normal">&lt;body&gt;</text:p>
      <text:p text:style-name="Normal"><text:s text:c="2"/>&lt;!-- En-tête --&gt;</text:p>
      <text:p text:style-name="Normal"><text:s text:c="2"/>&lt;header&gt;</text:p>
      <text:p text:style-name="Normal"><text:s text:c="4"/>&lt;div class="logo"&gt;[Logo]&lt;/div&gt;</text:p>
      <text:p text:style-name="Normal"><text:s text:c="4"/>&lt;div class="menu-hamburger"&gt;≡&lt;/div&gt;</text:p>
      <text:p text:style-name="Normal"><text:s text:c="4"/>&lt;nav class="menu"&gt;</text:p>
      <text:p text:style-name="Normal"><text:s text:c="6"/>&lt;ul&gt;</text:p>
      <text:p text:style-name="Normal"><text:s text:c="8"/>&lt;li&gt;&lt;a href="index.html"&gt;Accueil&lt;/a&gt;&lt;/li&gt;</text:p>
      <text:p text:style-name="Normal"><text:s text:c="8"/>&lt;li&gt;&lt;a href="nos-activites.html"&gt;Nos Activités&lt;/a&gt;&lt;/li&gt;</text:p>
      <text:p text:style-name="Normal"><text:s text:c="8"/>&lt;li&gt;&lt;a href="produits.html"&gt;Produits&lt;/a&gt;&lt;/li&gt;</text:p>
      <text:p text:style-name="Normal"><text:s text:c="8"/>&lt;li&gt;&lt;a href="boutique.html"&gt;Boutique&lt;/a&gt;&lt;/li&gt;</text:p>
      <text:p text:style-name="Normal"><text:s text:c="8"/>&lt;li&gt;&lt;a href="contact.html"&gt;Contact&lt;/a&gt;&lt;/li&gt;</text:p>
      <text:p text:style-name="Normal"><text:s text:c="8"/>&lt;li&gt;&lt;a href="blog.html"&gt;Blog&lt;/a&gt;&lt;/li&gt;</text:p>
      <text:p text:style-name="Normal"><text:s text:c="8"/>&lt;li&gt;&lt;a<text:s/>href="panier.html"&gt;Panier&lt;/a&gt;&lt;/li&gt;</text:p>
      <text:p text:style-name="Normal"><text:s text:c="8"/>&lt;li&gt;&lt;a href="login.html"&gt;Se connecter&lt;/a&gt;&lt;/li&gt;</text:p>
      <text:p text:style-name="Normal"><text:s text:c="6"/>&lt;/ul&gt;</text:p>
      <text:p text:style-name="Normal"><text:s text:c="4"/>&lt;/nav&gt;</text:p>
      <text:p text:style-name="Normal"><text:s text:c="2"/>&lt;/header&gt;</text:p>
      <text:p text:style-name="Normal"/>
      <text:p text:style-name="Normal"><text:s text:c="2"/>&lt;!-- Section Hero --&gt;</text:p>
      <text:p text:style-name="Normal"><text:s text:c="2"/>&lt;section class="hero"&gt;</text:p>
      <text:p text:style-name="Normal"><text:s text:c="4"/>&lt;img src="hero-image.jpg" alt="Ferme Agricole" style="width: 100%;"&gt;</text:p>
      <text:p text:style-name="Normal"><text:s text:c="4"/>&lt;h1&gt;Bienvenue sur notre ferme !&lt;/h1&gt;</text:p>
      <text:p text:style-name="Normal"><text:s text:c="4"/>&lt;p&gt;Découvrez la vie rurale et profitez de produits frais.&lt;/p&gt;</text:p>
      <text:p text:style-name="Normal"><text:s text:c="4"/>&lt;a href="nos-activites.html" class="button"&gt;Découvrir nos activités&lt;/a&gt;</text:p>
      <text:p text:style-name="Normal"><text:s text:c="2"/>&lt;/section&gt;</text:p>
      <text:p text:style-name="Normal"/>
      <text:p text:style-name="Normal"><text:s text:c="2"/>&lt;!-- Section Aperçu des activités --&gt;</text:p>
      <text:p text:style-name="Normal"><text:s text:c="2"/>&lt;section class="activities"&gt;</text:p>
      <text:p text:style-name="Normal"><text:s text:c="4"/>&lt;div class="activity-card"&gt;</text:p>
      <text:p text:style-name="Normal"><text:s text:c="6"/>&lt;img src="elevage.jpg" alt="Élevage" style="width: 100%; height: auto;"&gt;</text:p>
      <text:p text:style-name="Normal"><text:s text:c="6"/>&lt;h3&gt;Élevage&lt;/h3&gt;</text:p>
      <text:p text:style-name="Normal"><text:s text:c="6"/>&lt;p&gt;Production de lait et œufs frais.&lt;/p&gt;</text:p>
      <text:p text:style-name="Normal"><text:s text:c="6"/>&lt;a href="nos-activites.html#elevage" class="button"&gt;En savoir plus&lt;/a&gt;</text:p>
      <text:p text:style-name="Normal"><text:s text:c="4"/>&lt;/div&gt;</text:p>
      <text:p text:style-name="Normal"><text:s text:c="4"/>&lt;div class="activity-card"&gt;</text:p>
      <text:p text:style-name="Normal"><text:s text:c="6"/>&lt;img src="agriculture.jpg" alt="Agriculture" style="width: 100%; height: auto;"&gt;</text:p>
      <text:p text:style-name="Normal"><text:s text:c="6"/>&lt;h3&gt;Agriculture&lt;/h3&gt;</text:p>
      <text:p text:style-name="Normal"><text:s text:c="6"/>&lt;p&gt;Cultures biologiques variées.&lt;/p&gt;</text:p>
      <text:p text:style-name="Normal"><text:s text:c="6"/>&lt;a<text:s/>href="nos-activites.html#agriculture" class="button"&gt;En savoir plus&lt;/a&gt;</text:p>
      <text:p text:style-name="Normal"><text:s text:c="4"/>&lt;/div&gt;</text:p>
      <text:p text:style-name="Normal"><text:s text:c="4"/>&lt;div class="activity-card"&gt;</text:p>
      <text:p text:style-name="Normal"><text:s text:c="6"/>&lt;img src="ateliers.jpg" alt="Ateliers et Visites" style="width: 100%; height: auto;"&gt;</text:p>
      <text:p text:style-name="Normal"><text:s text:c="6"/>&lt;h3&gt;Ateliers &amp; Visites&lt;/h3&gt;</text:p>
      <text:p text:style-name="Normal"><text:s text:c="6"/>&lt;p&gt;Weekends immersifs et ateliers éducatifs.&lt;/p&gt;</text:p>
      <text:p text:style-name="Normal"><text:s text:c="6"/>&lt;a href="nos-activites.html#tourisme" class="button"&gt;En savoir plus&lt;/a&gt;</text:p>
      <text:p text:style-name="Normal"><text:s text:c="4"/>&lt;/div&gt;</text:p>
      <text:p text:style-name="Normal"><text:s text:c="2"/>&lt;/section&gt;</text:p>
      <text:p text:style-name="Normal"/>
      <text:p text:style-name="Normal"><text:s text:c="2"/>&lt;!-- Section Témoignages --&gt;</text:p>
      <text:p text:style-name="Normal"><text:s text:c="2"/>&lt;section class="testimonials"&gt;</text:p>
      <text:p text:style-name="Normal"><text:s text:c="4"/>&lt;img src="avatar.jpg" alt="Avatar" style="width: 50px; height: 50px; border-radius: 50%;"&gt;</text:p>
      <text:p text:style-name="Normal"><text:s text:c="4"/>&lt;h4&gt;Jean Dupont&lt;/h4&gt;</text:p>
      <text:p text:style-name="Normal"><text:s text:c="4"/>&lt;p&gt;"Une expérience incroyable !"&lt;/p&gt;</text:p>
      <text:p text:style-name="Normal"><text:s text:c="2"/>&lt;/section&gt;</text:p>
      <text:p text:style-name="Normal"/>
      <text:p text:style-name="Normal"><text:s text:c="2"/>&lt;!-- Section Nouveautés --&gt;</text:p>
      <text:p text:style-name="Normal"><text:s text:c="2"/>&lt;section class="news"&gt;</text:p>
      <text:p text:style-name="Normal"><text:s text:c="4"/>&lt;img src="nouveaute.jpg" alt="Nouveauté" style="width: 100%;<text:s/>height: auto;"&gt;</text:p>
      <text:p text:style-name="Normal"><text:s text:c="4"/>&lt;h3&gt;Nouvelle Collection de Produits&lt;/h3&gt;</text:p>
      <text:p text:style-name="Normal"><text:s text:c="4"/>&lt;p&gt;Découvrez nos nouveaux produits bio !&lt;/p&gt;</text:p>
      <text:p text:style-name="Normal"><text:s text:c="4"/>&lt;a href="blog.html" class="button"&gt;Lire plus&lt;/a&gt;</text:p>
      <text:p text:style-name="Normal"><text:s text:c="2"/>&lt;/section&gt;</text:p>
      <text:p text:style-name="Normal"/>
      <text:p text:style-name="Normal"><text:s text:c="2"/>&lt;!-- Pied de page --&gt;</text:p>
      <text:p text:style-name="Normal"><text:s text:c="2"/>&lt;footer&gt;</text:p>
      <text:p text:style-name="Normal"><text:s text:c="4"/>&lt;ul&gt;</text:p>
      <text:p text:style-name="Normal"><text:s text:c="6"/>&lt;li&gt;&lt;a href="index.html"&gt;Accueil&lt;/a&gt;&lt;/li&gt;</text:p>
      <text:p text:style-name="Normal"><text:s text:c="6"/>&lt;li&gt;&lt;a href="contact.html"&gt;Contact&lt;/a&gt;&lt;/li&gt;</text:p>
      <text:p text:style-name="Normal"><text:s text:c="6"/>&lt;li&gt;&lt;a href="#"&gt;Mentions légales&lt;/a&gt;&lt;/li&gt;</text:p>
      <text:p text:style-name="Normal"><text:s text:c="4"/>&lt;/ul&gt;</text:p>
      <text:p text:style-name="Normal"><text:s text:c="4"/>&lt;div class="social-icons"&gt;</text:p>
      <text:p text:style-name="Normal"><text:s text:c="6"/>&lt;a href="#"&gt;&lt;img src="facebook-icon.png" alt="Facebook" style="width: 20px; height:<text:s/>20px;"&gt;&lt;/a&gt;</text:p>
      <text:p text:style-name="Normal"><text:s text:c="6"/>&lt;a href="#"&gt;&lt;img src="instagram-icon.png" alt="Instagram" style="width: 20px; height: 20px;"&gt;&lt;/a&gt;</text:p>
      <text:p text:style-name="Normal"><text:s text:c="4"/>&lt;/div&gt;</text:p>
      <text:p text:style-name="Normal"><text:s text:c="4"/>&lt;p&gt;&amp;copy; 2023 Ferme Agricole Multifonctionnelle. Tous droits réservés.&lt;/p&gt;</text:p>
      <text:p text:style-name="Normal"><text:s text:c="2"/>&lt;/footer&gt;</text:p>
      <text:p text:style-name="Normal">&lt;/body&gt;</text:p>
      <text:p text:style-name="Normal">&lt;/html&gt;</text:p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Symbol" fo:font-size="10pt" style:font-size-asian="10pt"/>
    </style:style>
    <style:style style:name="WW_CharLFO1LVL3" style:family="text">
      <style:text-properties style:font-name="Symbol" fo:font-size="10pt" style:font-size-asian="10pt"/>
    </style:style>
    <style:style style:name="WW_CharLFO1LVL4" style:family="text">
      <style:text-properties style:font-name="Symbol" fo:font-size="10pt" style:font-size-asian="10pt"/>
    </style:style>
    <style:style style:name="WW_CharLFO1LVL5" style:family="text">
      <style:text-properties style:font-name="Symbol" fo:font-size="10pt" style:font-size-asian="10pt"/>
    </style:style>
    <style:style style:name="WW_CharLFO1LVL6" style:family="text">
      <style:text-properties style:font-name="Symbol" fo:font-size="10pt" style:font-size-asian="10pt"/>
    </style:style>
    <style:style style:name="WW_CharLFO1LVL7" style:family="text">
      <style:text-properties style:font-name="Symbol" fo:font-size="10pt" style:font-size-asian="10pt"/>
    </style:style>
    <style:style style:name="WW_CharLFO1LVL8" style:family="text">
      <style:text-properties style:font-name="Symbol" fo:font-size="10pt" style:font-size-asian="10pt"/>
    </style:style>
    <style:style style:name="WW_CharLFO1LVL9" style:family="text">
      <style:text-properties style:font-name="Symbol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Symbol" fo:font-size="10pt" style:font-size-asian="10pt"/>
    </style:style>
    <style:style style:name="WW_CharLFO2LVL3" style:family="text">
      <style:text-properties style:font-name="Symbol" fo:font-size="10pt" style:font-size-asian="10pt"/>
    </style:style>
    <style:style style:name="WW_CharLFO2LVL4" style:family="text">
      <style:text-properties style:font-name="Symbol" fo:font-size="10pt" style:font-size-asian="10pt"/>
    </style:style>
    <style:style style:name="WW_CharLFO2LVL5" style:family="text">
      <style:text-properties style:font-name="Symbol" fo:font-size="10pt" style:font-size-asian="10pt"/>
    </style:style>
    <style:style style:name="WW_CharLFO2LVL6" style:family="text">
      <style:text-properties style:font-name="Symbol" fo:font-size="10pt" style:font-size-asian="10pt"/>
    </style:style>
    <style:style style:name="WW_CharLFO2LVL7" style:family="text">
      <style:text-properties style:font-name="Symbol" fo:font-size="10pt" style:font-size-asian="10pt"/>
    </style:style>
    <style:style style:name="WW_CharLFO2LVL8" style:family="text">
      <style:text-properties style:font-name="Symbol" fo:font-size="10pt" style:font-size-asian="10pt"/>
    </style:style>
    <style:style style:name="WW_CharLFO2LVL9" style:family="text">
      <style:text-properties style:font-name="Symbol" fo:font-size="10pt" style:font-size-asian="10pt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Symbol" fo:font-size="10pt" style:font-size-asian="10pt"/>
    </style:style>
    <style:style style:name="WW_CharLFO3LVL4" style:family="text">
      <style:text-properties style:font-name="Symbol" fo:font-size="10pt" style:font-size-asian="10pt"/>
    </style:style>
    <style:style style:name="WW_CharLFO3LVL5" style:family="text">
      <style:text-properties style:font-name="Symbol" fo:font-size="10pt" style:font-size-asian="10pt"/>
    </style:style>
    <style:style style:name="WW_CharLFO3LVL6" style:family="text">
      <style:text-properties style:font-name="Symbol" fo:font-size="10pt" style:font-size-asian="10pt"/>
    </style:style>
    <style:style style:name="WW_CharLFO3LVL7" style:family="text">
      <style:text-properties style:font-name="Symbol" fo:font-size="10pt" style:font-size-asian="10pt"/>
    </style:style>
    <style:style style:name="WW_CharLFO3LVL8" style:family="text">
      <style:text-properties style:font-name="Symbol" fo:font-size="10pt" style:font-size-asian="10pt"/>
    </style:style>
    <style:style style:name="WW_CharLFO3LVL9" style:family="text">
      <style:text-properties style:font-name="Symbol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Symbol" fo:font-size="10pt" style:font-size-asian="10pt"/>
    </style:style>
    <style:style style:name="WW_CharLFO4LVL4" style:family="text">
      <style:text-properties style:font-name="Symbol" fo:font-size="10pt" style:font-size-asian="10pt"/>
    </style:style>
    <style:style style:name="WW_CharLFO4LVL5" style:family="text">
      <style:text-properties style:font-name="Symbol" fo:font-size="10pt" style:font-size-asian="10pt"/>
    </style:style>
    <style:style style:name="WW_CharLFO4LVL6" style:family="text">
      <style:text-properties style:font-name="Symbol" fo:font-size="10pt" style:font-size-asian="10pt"/>
    </style:style>
    <style:style style:name="WW_CharLFO4LVL7" style:family="text">
      <style:text-properties style:font-name="Symbol" fo:font-size="10pt" style:font-size-asian="10pt"/>
    </style:style>
    <style:style style:name="WW_CharLFO4LVL8" style:family="text">
      <style:text-properties style:font-name="Symbol" fo:font-size="10pt" style:font-size-asian="10pt"/>
    </style:style>
    <style:style style:name="WW_CharLFO4LVL9" style:family="text">
      <style:text-properties style:font-name="Symbol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Symbol" fo:font-size="10pt" style:font-size-asian="10pt"/>
    </style:style>
    <style:style style:name="WW_CharLFO5LVL3" style:family="text">
      <style:text-properties style:font-name="Symbol" fo:font-size="10pt" style:font-size-asian="10pt"/>
    </style:style>
    <style:style style:name="WW_CharLFO5LVL4" style:family="text">
      <style:text-properties style:font-name="Symbol" fo:font-size="10pt" style:font-size-asian="10pt"/>
    </style:style>
    <style:style style:name="WW_CharLFO5LVL5" style:family="text">
      <style:text-properties style:font-name="Symbol" fo:font-size="10pt" style:font-size-asian="10pt"/>
    </style:style>
    <style:style style:name="WW_CharLFO5LVL6" style:family="text">
      <style:text-properties style:font-name="Symbol" fo:font-size="10pt" style:font-size-asian="10pt"/>
    </style:style>
    <style:style style:name="WW_CharLFO5LVL7" style:family="text">
      <style:text-properties style:font-name="Symbol" fo:font-size="10pt" style:font-size-asian="10pt"/>
    </style:style>
    <style:style style:name="WW_CharLFO5LVL8" style:family="text">
      <style:text-properties style:font-name="Symbol" fo:font-size="10pt" style:font-size-asian="10pt"/>
    </style:style>
    <style:style style:name="WW_CharLFO5LVL9" style:family="text">
      <style:text-properties style:font-name="Symbol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Symbol" fo:font-size="10pt" style:font-size-asian="10pt"/>
    </style:style>
    <style:style style:name="WW_CharLFO6LVL4" style:family="text">
      <style:text-properties style:font-name="Symbol" fo:font-size="10pt" style:font-size-asian="10pt"/>
    </style:style>
    <style:style style:name="WW_CharLFO6LVL5" style:family="text">
      <style:text-properties style:font-name="Symbol" fo:font-size="10pt" style:font-size-asian="10pt"/>
    </style:style>
    <style:style style:name="WW_CharLFO6LVL6" style:family="text">
      <style:text-properties style:font-name="Symbol" fo:font-size="10pt" style:font-size-asian="10pt"/>
    </style:style>
    <style:style style:name="WW_CharLFO6LVL7" style:family="text">
      <style:text-properties style:font-name="Symbol" fo:font-size="10pt" style:font-size-asian="10pt"/>
    </style:style>
    <style:style style:name="WW_CharLFO6LVL8" style:family="text">
      <style:text-properties style:font-name="Symbol" fo:font-size="10pt" style:font-size-asian="10pt"/>
    </style:style>
    <style:style style:name="WW_CharLFO6LVL9" style:family="text">
      <style:text-properties style:font-name="Symbol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1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1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2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2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2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3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3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4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4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5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5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5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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mbol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6" text:style-name="WW_CharLFO6LVL6" text:bullet-char="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mbol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9" text:style-name="WW_CharLFO6LVL9" text:bullet-char="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4923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Zaki chergui</meta:initial-creator>
    <dc:creator>Zaki chergui</dc:creator>
    <meta:creation-date>2025-02-07T09:43:00Z</meta:creation-date>
    <dc:date>2025-02-20T16:48:00Z</dc:date>
    <meta:template xlink:href="Normal" xlink:type="simple"/>
    <meta:editing-cycles>12</meta:editing-cycles>
    <meta:editing-duration>PT39600S</meta:editing-duration>
    <meta:document-statistic meta:page-count="1" meta:paragraph-count="18" meta:word-count="1457" meta:character-count="9454" meta:row-count="66" meta:non-whitespace-character-count="8015"/>
  </office:meta>
</office:document-meta>
</file>